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Failur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+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+c</text:p>
          </table:table-cell>
          <table:table-cell/>
          <table:table-cell office:value-type="string" calcext:value-type="string">
            <text:p>Gain A</text:p>
          </table:table-cell>
          <table:table-cell office:value-type="string" calcext:value-type="string">
            <text:p>Gain B</text:p>
          </table:table-cell>
          <table:table-cell office:value-type="string" calcext:value-type="string">
            <text:p>Exceeds %</text:p>
          </table:table-cell>
        </table:table-row>
        <table:table-row table:style-name="ro1">
          <table:table-cell office:value-type="float" office:value="2.8523339758" calcext:value-type="float">
            <text:p>2.8523339758</text:p>
          </table:table-cell>
          <table:table-cell office:value-type="float" office:value="2.8218404" calcext:value-type="float">
            <text:p>2.8218404</text:p>
          </table:table-cell>
          <table:table-cell/>
          <table:table-cell office:value-type="float" office:value="2.8218404" calcext:value-type="float">
            <text:p>2.8218404</text:p>
          </table:table-cell>
          <table:table-cell office:value-type="float" office:value="2.730779" calcext:value-type="float">
            <text:p>2.730779</text:p>
          </table:table-cell>
          <table:table-cell/>
          <table:table-cell table:formula="of:=[.A4]-[.B4]" office:value-type="float" office:value="0.0304935758" calcext:value-type="float">
            <text:p>0.0304935758</text:p>
          </table:table-cell>
          <table:table-cell table:formula="of:=[.D4]-[.E4]" office:value-type="float" office:value="0.0910614000000001" calcext:value-type="float">
            <text:p>0.0910614</text:p>
          </table:table-cell>
          <table:table-cell table:formula="of:=([.H4]-[.G4])/[.G4]" office:value-type="float" office:value="1.98624866421865" calcext:value-type="float">
            <text:p>1.9862486642</text:p>
          </table:table-cell>
        </table:table-row>
        <table:table-row table:style-name="ro1">
          <table:table-cell office:value-type="float" office:value="4.1786" calcext:value-type="float">
            <text:p>4.1786</text:p>
          </table:table-cell>
          <table:table-cell office:value-type="float" office:value="4.13237" calcext:value-type="float">
            <text:p>4.13237</text:p>
          </table:table-cell>
          <table:table-cell/>
          <table:table-cell office:value-type="float" office:value="4.0522" calcext:value-type="float">
            <text:p>4.0522</text:p>
          </table:table-cell>
          <table:table-cell office:value-type="float" office:value="3.9678848" calcext:value-type="float">
            <text:p>3.9678848</text:p>
          </table:table-cell>
          <table:table-cell/>
          <table:table-cell table:formula="of:=[.A5]-[.B5]" office:value-type="float" office:value="0.0462300000000004" calcext:value-type="float">
            <text:p>0.04623</text:p>
          </table:table-cell>
          <table:table-cell table:formula="of:=[.D5]-[.E5]" office:value-type="float" office:value="0.0843151999999998" calcext:value-type="float">
            <text:p>0.0843152</text:p>
          </table:table-cell>
          <table:table-cell table:formula="of:=([.H5]-[.G5])/[.G5]" office:value-type="float" office:value="0.823820030283344" calcext:value-type="float">
            <text:p>0.8238200303</text:p>
          </table:table-cell>
        </table:table-row>
        <table:table-row table:style-name="ro1">
          <table:table-cell office:value-type="float" office:value="4.5702" calcext:value-type="float">
            <text:p>4.5702</text:p>
          </table:table-cell>
          <table:table-cell office:value-type="float" office:value="4.6618" calcext:value-type="float">
            <text:p>4.6618</text:p>
          </table:table-cell>
          <table:table-cell/>
          <table:table-cell office:value-type="float" office:value="2.987" calcext:value-type="float">
            <text:p>2.987</text:p>
          </table:table-cell>
          <table:table-cell office:value-type="float" office:value="2.948" calcext:value-type="float">
            <text:p>2.948</text:p>
          </table:table-cell>
          <table:table-cell/>
          <table:table-cell table:formula="of:=[.A6]-[.B6]" office:value-type="float" office:value="-0.0916000000000006" calcext:value-type="float">
            <text:p>-0.0916</text:p>
          </table:table-cell>
          <table:table-cell table:formula="of:=[.D6]-[.E6]" office:value-type="float" office:value="0.0390000000000001" calcext:value-type="float">
            <text:p>0.039</text:p>
          </table:table-cell>
          <table:table-cell table:formula="of:=([.H6]-[.G6])/[.G6]" office:value-type="float" office:value="-1.42576419213974" calcext:value-type="float">
            <text:p>-1.4257641921</text:p>
          </table:table-cell>
        </table:table-row>
        <table:table-row table:style-name="ro1">
          <table:table-cell office:value-type="float" office:value="3.6266" calcext:value-type="float">
            <text:p>3.6266</text:p>
          </table:table-cell>
          <table:table-cell office:value-type="float" office:value="3.512" calcext:value-type="float">
            <text:p>3.512</text:p>
          </table:table-cell>
          <table:table-cell/>
          <table:table-cell office:value-type="float" office:value="3.7758" calcext:value-type="float">
            <text:p>3.7758</text:p>
          </table:table-cell>
          <table:table-cell office:value-type="float" office:value="3.6319" calcext:value-type="float">
            <text:p>3.6319</text:p>
          </table:table-cell>
          <table:table-cell/>
          <table:table-cell table:formula="of:=[.A7]-[.B7]" office:value-type="float" office:value="0.1146" calcext:value-type="float">
            <text:p>0.1146</text:p>
          </table:table-cell>
          <table:table-cell table:formula="of:=[.D7]-[.E7]" office:value-type="float" office:value="0.1439" calcext:value-type="float">
            <text:p>0.1439</text:p>
          </table:table-cell>
          <table:table-cell table:formula="of:=([.H7]-[.G7])/[.G7]" office:value-type="float" office:value="0.255671902268766" calcext:value-type="float">
            <text:p>0.2556719023</text:p>
          </table:table-cell>
        </table:table-row>
        <table:table-row table:style-name="ro1">
          <table:table-cell office:value-type="float" office:value="4.481" calcext:value-type="float">
            <text:p>4.481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.45242" calcext:value-type="float">
            <text:p>3.45242</text:p>
          </table:table-cell>
          <table:table-cell office:value-type="float" office:value="3.3725" calcext:value-type="float">
            <text:p>3.3725</text:p>
          </table:table-cell>
          <table:table-cell/>
          <table:table-cell table:formula="of:=[.A8]-[.B8]" office:value-type="float" office:value="-0.0890000000000004" calcext:value-type="float">
            <text:p>-0.089</text:p>
          </table:table-cell>
          <table:table-cell table:formula="of:=[.D8]-[.E8]" office:value-type="float" office:value="0.07992" calcext:value-type="float">
            <text:p>0.07992</text:p>
          </table:table-cell>
          <table:table-cell table:formula="of:=([.H8]-[.G8])/[.G8]" office:value-type="float" office:value="-1.89797752808988" calcext:value-type="float">
            <text:p>-1.897977528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7085" calcext:value-type="float">
            <text:p>2.87085</text:p>
          </table:table-cell>
          <table:table-cell/>
          <table:table-cell office:value-type="float" office:value="6.8967" calcext:value-type="float">
            <text:p>6.8967</text:p>
          </table:table-cell>
          <table:table-cell office:value-type="float" office:value="2.7332" calcext:value-type="float">
            <text:p>2.7332</text:p>
          </table:table-cell>
          <table:table-cell/>
          <table:table-cell table:formula="of:=[.A9]-[.B9]" office:value-type="float" office:value="3.92915" calcext:value-type="float">
            <text:p>3.92915</text:p>
          </table:table-cell>
          <table:table-cell table:formula="of:=[.D9]-[.E9]" office:value-type="float" office:value="4.1635" calcext:value-type="float">
            <text:p>4.1635</text:p>
          </table:table-cell>
          <table:table-cell table:formula="of:=([.H9]-[.G9])/[.G9]" office:value-type="float" office:value="0.0596439433465253" calcext:value-type="float">
            <text:p>0.0596439433</text:p>
          </table:table-cell>
        </table:table-row>
        <table:table-row table:style-name="ro1">
          <table:table-cell office:value-type="float" office:value="2.68194" calcext:value-type="float">
            <text:p>2.68194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2.6401" calcext:value-type="float">
            <text:p>2.6401</text:p>
          </table:table-cell>
          <table:table-cell/>
          <table:table-cell table:formula="of:=[.A10]-[.B10]" office:value-type="float" office:value="-0.00805999999999996" calcext:value-type="float">
            <text:p>-0.00806</text:p>
          </table:table-cell>
          <table:table-cell table:formula="of:=[.D10]-[.E10]" office:value-type="float" office:value="-0.0101" calcext:value-type="float">
            <text:p>-0.0101</text:p>
          </table:table-cell>
          <table:table-cell table:formula="of:=([.H10]-[.G10])/[.G10]" office:value-type="float" office:value="0.253101736972711" calcext:value-type="float">
            <text:p>0.253101737</text:p>
          </table:table-cell>
        </table:table-row>
        <table:table-row table:style-name="ro1">
          <table:table-cell office:value-type="float" office:value="5.912" calcext:value-type="float">
            <text:p>5.912</text:p>
          </table:table-cell>
          <table:table-cell office:value-type="float" office:value="2.998" calcext:value-type="float">
            <text:p>2.998</text:p>
          </table:table-cell>
          <table:table-cell/>
          <table:table-cell office:value-type="float" office:value="5.8862" calcext:value-type="float">
            <text:p>5.8862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[.A11]-[.B11]" office:value-type="float" office:value="2.914" calcext:value-type="float">
            <text:p>2.914</text:p>
          </table:table-cell>
          <table:table-cell table:formula="of:=[.D11]-[.E11]" office:value-type="float" office:value="2.9562" calcext:value-type="float">
            <text:p>2.9562</text:p>
          </table:table-cell>
          <table:table-cell table:formula="of:=([.H11]-[.G11])/[.G11]" office:value-type="float" office:value="0.0144818119423472" calcext:value-type="float">
            <text:p>0.0144818119</text:p>
          </table:table-cell>
        </table:table-row>
        <table:table-row table:style-name="ro1">
          <table:table-cell office:value-type="float" office:value="6.331" calcext:value-type="float">
            <text:p>6.331</text:p>
          </table:table-cell>
          <table:table-cell office:value-type="float" office:value="3.0569" calcext:value-type="float">
            <text:p>3.0569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3.03" calcext:value-type="float">
            <text:p>3.03</text:p>
          </table:table-cell>
          <table:table-cell/>
          <table:table-cell table:formula="of:=[.A12]-[.B12]" office:value-type="float" office:value="3.2741" calcext:value-type="float">
            <text:p>3.2741</text:p>
          </table:table-cell>
          <table:table-cell table:formula="of:=[.D12]-[.E12]" office:value-type="float" office:value="3.3" calcext:value-type="float">
            <text:p>3.3</text:p>
          </table:table-cell>
          <table:table-cell table:formula="of:=([.H12]-[.G12])/[.G12]" office:value-type="float" office:value="0.00791057084389604" calcext:value-type="float">
            <text:p>0.0079105708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5.1981252" calcext:value-type="float">
            <text:p>5.1981252</text:p>
          </table:table-cell>
          <table:table-cell office:value-type="float" office:value="2.58" calcext:value-type="float">
            <text:p>2.58</text:p>
          </table:table-cell>
          <table:table-cell/>
          <table:table-cell table:formula="of:=[.A13]-[.B13]" office:value-type="float" office:value="2.585" calcext:value-type="float">
            <text:p>2.585</text:p>
          </table:table-cell>
          <table:table-cell table:formula="of:=[.D13]-[.E13]" office:value-type="float" office:value="2.6181252" calcext:value-type="float">
            <text:p>2.6181252</text:p>
          </table:table-cell>
          <table:table-cell table:formula="of:=([.H13]-[.G13])/[.G13]" office:value-type="float" office:value="0.0128143907156672" calcext:value-type="float">
            <text:p>0.0128143907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tests: 6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% submodular:</text:p>
          </table:table-cell>
          <table:table-cell table:formula="of:=(61-9)/69" office:value-type="float" office:value="0.753623188405797" calcext:value-type="float">
            <text:p>0.753623188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1:37:42.132278435</meta:creation-date>
    <dc:date>2018-05-31T02:56:48.981953098</dc:date>
    <meta:editing-duration>PT1H3M56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